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4pt" style:letter-kerning="true" style:language-asian="ru" style:country-asian="RU" style:font-name-asian="Times New Roman" style:font-name-complex="Calibri" style:font-size-asian="12pt"/>
    </style:style>
    <style:style style:name="T2" style:family="text">
      <style:text-properties style:font-name="Calibri" style:letter-kerning="true" style:language-asian="ru" style:country-asian="RU" style:font-name-asian="Times New Roman" style:font-name-complex="Calibri" fo:font-size="12pt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.34mm" svg:y="43.17mm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0.73mm" svg:y="44.64mm">
            <draw:object draw:notify-on-update-of-ranges="Sheet1.J1:Sheet1.J1 Sheet1.J2:Sheet1.J6 Sheet1.K1:Sheet1.K1 Sheet1.K2:Sheet1.K6 Sheet1.L1:Sheet1.L1 Sheet1.L2:Sheet1.L6 Sheet1.M1:Sheet1.M1 Sheet1.M2:Sheet1.M6 Sheet1.N1:Sheet1.N1 Sheet1.N2:Sheet1.N6 Sheet1.O1:Sheet1.O1 Sheet1.O2:Sheet1.O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<text:span text:style-name="T1">№ </text:span><text:span text:style-name="T2">точки</text:span></text:p>
          </table:table-cell>
          <table:table-cell office:value-type="string" calcext:value-type="string">
            <text:p>Лампа №1 Люминесц., 9Вт</text:p>
          </table:table-cell>
          <table:table-cell office:value-type="string" calcext:value-type="string">
            <text:p>Лампа №4, Люминесц., 13Вт</text:p>
          </table:table-cell>
          <table:table-cell office:value-type="string" calcext:value-type="string">
            <text:p>Лампа №5, Светод., 12 Вт</text:p>
          </table:table-cell>
          <table:table-cell office:value-type="string" calcext:value-type="string">
            <text:p>Лампа №6, Накаливания, 60Вт</text:p>
          </table:table-cell>
          <table:table-cell office:value-type="string" calcext:value-type="string">
            <text:p>Лампа №7, Галог., 50 Вт</text:p>
          </table:table-cell>
          <table:table-cell table:number-columns-repeated="3"/>
          <table:table-cell table:style-name="ce1" office:value-type="string" calcext:value-type="string">
            <text:p><text:span text:style-name="T1">№ </text:span><text:span text:style-name="T2">точки</text:span></text:p>
          </table:table-cell>
          <table:table-cell table:style-name="ce2" office:value-type="string" calcext:value-type="string">
            <text:p>Лампа №1, Люминесц., 9Вт</text:p>
          </table:table-cell>
          <table:table-cell table:style-name="ce2" office:value-type="string" calcext:value-type="string">
            <text:p>Лампа №4, Люминесц., 13Вт</text:p>
          </table:table-cell>
          <table:table-cell table:style-name="ce2" office:value-type="string" calcext:value-type="string">
            <text:p>Лампа №5, Светод., 12 Вт</text:p>
          </table:table-cell>
          <table:table-cell table:style-name="ce2" office:value-type="string" calcext:value-type="string">
            <text:p>Лампа №6, Накаливания, 60Вт</text:p>
          </table:table-cell>
          <table:table-cell table:style-name="ce2" office:value-type="string" calcext:value-type="string">
            <text:p>Лампа №7, Галог., 50 В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4.5" calcext:value-type="float">
            <text:p>254,5</text:p>
          </table:table-cell>
          <table:table-cell office:value-type="float" office:value="399.8" calcext:value-type="float">
            <text:p>399,8</text:p>
          </table:table-cell>
          <table:table-cell office:value-type="float" office:value="553.6" calcext:value-type="float">
            <text:p>553,6</text:p>
          </table:table-cell>
          <table:table-cell office:value-type="float" office:value="295.4" calcext:value-type="float">
            <text:p>295,4</text:p>
          </table:table-cell>
          <table:table-cell office:value-type="float" office:value="410.8" calcext:value-type="float">
            <text:p>41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708.9" calcext:value-type="float">
            <text:p>708,9</text:p>
          </table:table-cell>
          <table:table-cell office:value-type="float" office:value="841.7" calcext:value-type="float">
            <text:p>841,7</text:p>
          </table:table-cell>
          <table:table-cell office:value-type="float" office:value="441.2" calcext:value-type="float">
            <text:p>441,2</text:p>
          </table:table-cell>
          <table:table-cell office:value-type="float" office:value="620.5" calcext:value-type="float">
            <text:p>620,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606.8" calcext:value-type="float">
            <text:p>606,8</text:p>
          </table:table-cell>
          <table:table-cell office:value-type="float" office:value="933.3" calcext:value-type="float">
            <text:p>933,3</text:p>
          </table:table-cell>
          <table:table-cell office:value-type="float" office:value="439.2" calcext:value-type="float">
            <text:p>439,2</text:p>
          </table:table-cell>
          <table:table-cell office:value-type="float" office:value="2705.4" calcext:value-type="float">
            <text:p>2705,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72.5" calcext:value-type="float">
            <text:p>472,5</text:p>
          </table:table-cell>
          <table:table-cell office:value-type="float" office:value="876" calcext:value-type="float">
            <text:p>876</text:p>
          </table:table-cell>
          <table:table-cell office:value-type="float" office:value="1203.1" calcext:value-type="float">
            <text:p>1203,1</text:p>
          </table:table-cell>
          <table:table-cell office:value-type="float" office:value="582.5" calcext:value-type="float">
            <text:p>582,5</text:p>
          </table:table-cell>
          <table:table-cell office:value-type="float" office:value="2712.2" calcext:value-type="float">
            <text:p>2712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4.5" calcext:value-type="float">
            <text:p>264,5</text:p>
          </table:table-cell>
          <table:table-cell office:value-type="float" office:value="705.3" calcext:value-type="float">
            <text:p>705,3</text:p>
          </table:table-cell>
          <table:table-cell office:value-type="float" office:value="1120.6" calcext:value-type="float">
            <text:p>1120,6</text:p>
          </table:table-cell>
          <table:table-cell office:value-type="float" office:value="560" calcext:value-type="float">
            <text:p>560</text:p>
          </table:table-cell>
          <table:table-cell office:value-type="float" office:value="6412.9" calcext:value-type="float">
            <text:p>6412,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55.1" calcext:value-type="float">
            <text:p>455,1</text:p>
          </table:table-cell>
          <table:table-cell office:value-type="float" office:value="984.8" calcext:value-type="float">
            <text:p>984,8</text:p>
          </table:table-cell>
          <table:table-cell office:value-type="float" office:value="1403.9" calcext:value-type="float">
            <text:p>1403,9</text:p>
          </table:table-cell>
          <table:table-cell office:value-type="float" office:value="659" calcext:value-type="float">
            <text:p>659</text:p>
          </table:table-cell>
          <table:table-cell office:value-type="float" office:value="6031.3" calcext:value-type="float">
            <text:p>6031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1.6" calcext:value-type="float">
            <text:p>261,6</text:p>
          </table:table-cell>
          <table:table-cell office:value-type="float" office:value="713.1" calcext:value-type="float">
            <text:p>713,1</text:p>
          </table:table-cell>
          <table:table-cell office:value-type="float" office:value="890.3" calcext:value-type="float">
            <text:p>890,3</text:p>
          </table:table-cell>
          <table:table-cell office:value-type="float" office:value="474" calcext:value-type="float">
            <text:p>474</text:p>
          </table:table-cell>
          <table:table-cell office:value-type="float" office:value="2866.9" calcext:value-type="float">
            <text:p>2866,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34.1" calcext:value-type="float">
            <text:p>434,1</text:p>
          </table:table-cell>
          <table:table-cell office:value-type="float" office:value="1060.5" calcext:value-type="float">
            <text:p>1060,5</text:p>
          </table:table-cell>
          <table:table-cell office:value-type="float" office:value="1203.9" calcext:value-type="float">
            <text:p>1203,9</text:p>
          </table:table-cell>
          <table:table-cell office:value-type="float" office:value="610.5" calcext:value-type="float">
            <text:p>610,5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2.1" calcext:value-type="float">
            <text:p>202,1</text:p>
          </table:table-cell>
          <table:table-cell office:value-type="float" office:value="631.5" calcext:value-type="float">
            <text:p>631,5</text:p>
          </table:table-cell>
          <table:table-cell office:value-type="float" office:value="537.2" calcext:value-type="float">
            <text:p>537,2</text:p>
          </table:table-cell>
          <table:table-cell office:value-type="float" office:value="321.1" calcext:value-type="float">
            <text:p>321,1</text:p>
          </table:table-cell>
          <table:table-cell office:value-type="float" office:value="397.1" calcext:value-type="float">
            <text:p>397,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68.9" calcext:value-type="float">
            <text:p>368,9</text:p>
          </table:table-cell>
          <table:table-cell office:value-type="float" office:value="998.6" calcext:value-type="float">
            <text:p>998,6</text:p>
          </table:table-cell>
          <table:table-cell office:value-type="float" office:value="825.3" calcext:value-type="float">
            <text:p>825,3</text:p>
          </table:table-cell>
          <table:table-cell office:value-type="float" office:value="501" calcext:value-type="float">
            <text:p>501</text:p>
          </table:table-cell>
          <table:table-cell office:value-type="float" office:value="598.2" calcext:value-type="float">
            <text:p>59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23:25:43.451335310</meta:creation-date>
    <dc:date>2021-12-29T02:06:50.839685777</dc:date>
    <meta:editing-duration>PT2H21M21S</meta:editing-duration>
    <meta:editing-cycles>1</meta:editing-cycles>
    <meta:document-statistic meta:table-count="1" meta:cell-count="7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Освещённость от положения</text:p>
        </chart:title>
        <chart:legend chart:legend-position="end" svg:x="9.999cm" svg:y="3.006cm" style:legend-expansion="high" chart:style-name="ch3"/>
        <chart:plot-area chart:style-name="ch4" table:cell-range-address="Sheet1.A1:Sheet1.F6" chart:data-source-has-labels="both" svg:x="1.331cm" svg:y="1.275cm" svg:width="8.348cm" svg:height="6.564cm">
          <chartooo:coordinate-region svg:x="2.323cm" svg:y="1.474cm" svg:width="7.262cm" svg:height="5.718cm"/>
          <chart:axis chart:dimension="x" chart:name="primary-x" chart:style-name="ch5" chartooo:axis-type="auto">
            <chartooo:date-scale/>
            <chart:title svg:x="5.368cm" svg:y="8.019cm" chart:style-name="ch6">
              <text:p>x</text:p>
            </chart:title>
            <chart:categories table:cell-range-address="Sheet1.A2:Sheet1.A6"/>
          </chart:axis>
          <chart:axis chart:dimension="y" chart:name="primary-y" chart:style-name="ch5">
            <chart:title svg:x="0.451cm" svg:y="4.72cm" chart:style-name="ch7">
              <text:p>E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series chart:style-name="ch13" chart:values-cell-range-address="Sheet1.F2:Sheet1.F6" chart:label-cell-address="Sheet1.F1:Sheet1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ампа №1 Люминесц., 9Вт</text:p>
                <draw:g>
                  <svg:desc>Sheet1.B1:Sheet1.B1</svg:desc>
                </draw:g>
              </table:table-cell>
              <table:table-cell office:value-type="string">
                <text:p>Лампа №4, Люминесц., 13Вт</text:p>
                <draw:g>
                  <svg:desc>Sheet1.C1:Sheet1.C1</svg:desc>
                </draw:g>
              </table:table-cell>
              <table:table-cell office:value-type="string">
                <text:p>Лампа №5, Светод., 12 Вт</text:p>
                <draw:g>
                  <svg:desc>Sheet1.D1:Sheet1.D1</svg:desc>
                </draw:g>
              </table:table-cell>
              <table:table-cell office:value-type="string">
                <text:p>Лампа №6, Накаливания, 60Вт</text:p>
                <draw:g>
                  <svg:desc>Sheet1.E1:Sheet1.E1</svg:desc>
                </draw:g>
              </table:table-cell>
              <table:table-cell office:value-type="string">
                <text:p>Лампа №7, Галог., 50 Вт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54.5">
                <text:p>254.5</text:p>
                <draw:g>
                  <svg:desc>Sheet1.B2:Sheet1.B6</svg:desc>
                </draw:g>
              </table:table-cell>
              <table:table-cell office:value-type="float" office:value="399.8">
                <text:p>399.8</text:p>
                <draw:g>
                  <svg:desc>Sheet1.C2:Sheet1.C6</svg:desc>
                </draw:g>
              </table:table-cell>
              <table:table-cell office:value-type="float" office:value="553.6">
                <text:p>553.6</text:p>
                <draw:g>
                  <svg:desc>Sheet1.D2:Sheet1.D6</svg:desc>
                </draw:g>
              </table:table-cell>
              <table:table-cell office:value-type="float" office:value="295.4">
                <text:p>295.4</text:p>
                <draw:g>
                  <svg:desc>Sheet1.E2:Sheet1.E6</svg:desc>
                </draw:g>
              </table:table-cell>
              <table:table-cell office:value-type="float" office:value="410.8">
                <text:p>410.8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606.8">
                <text:p>606.8</text:p>
              </table:table-cell>
              <table:table-cell office:value-type="float" office:value="933.3">
                <text:p>933.3</text:p>
              </table:table-cell>
              <table:table-cell office:value-type="float" office:value="439.2">
                <text:p>439.2</text:p>
              </table:table-cell>
              <table:table-cell office:value-type="float" office:value="2705.4">
                <text:p>2705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4.5">
                <text:p>264.5</text:p>
              </table:table-cell>
              <table:table-cell office:value-type="float" office:value="705.3">
                <text:p>705.3</text:p>
              </table:table-cell>
              <table:table-cell office:value-type="float" office:value="1120.6">
                <text:p>1120.6</text:p>
              </table:table-cell>
              <table:table-cell office:value-type="float" office:value="560">
                <text:p>560</text:p>
              </table:table-cell>
              <table:table-cell office:value-type="float" office:value="6412.9">
                <text:p>6412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1.6">
                <text:p>261.6</text:p>
              </table:table-cell>
              <table:table-cell office:value-type="float" office:value="713.1">
                <text:p>713.1</text:p>
              </table:table-cell>
              <table:table-cell office:value-type="float" office:value="890.3">
                <text:p>890.3</text:p>
              </table:table-cell>
              <table:table-cell office:value-type="float" office:value="474">
                <text:p>474</text:p>
              </table:table-cell>
              <table:table-cell office:value-type="float" office:value="2866.9">
                <text:p>2866.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2.1">
                <text:p>202.1</text:p>
              </table:table-cell>
              <table:table-cell office:value-type="float" office:value="631.5">
                <text:p>631.5</text:p>
              </table:table-cell>
              <table:table-cell office:value-type="float" office:value="537.2">
                <text:p>537.2</text:p>
              </table:table-cell>
              <table:table-cell office:value-type="float" office:value="321.1">
                <text:p>321.1</text:p>
              </table:table-cell>
              <table:table-cell office:value-type="float" office:value="397.1">
                <text:p>39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Освещённость от положения</text:p>
        </chart:title>
        <chart:legend chart:legend-position="end" svg:x="9.999cm" svg:y="3.006cm" style:legend-expansion="high" chart:style-name="ch3"/>
        <chart:plot-area chart:style-name="ch4" table:cell-range-address="Sheet1.J1:Sheet1.O6" chart:data-source-has-labels="both" svg:x="1.331cm" svg:y="1.275cm" svg:width="8.348cm" svg:height="6.564cm">
          <chartooo:coordinate-region svg:x="2.323cm" svg:y="1.474cm" svg:width="7.262cm" svg:height="5.718cm"/>
          <chart:axis chart:dimension="x" chart:name="primary-x" chart:style-name="ch5" chartooo:axis-type="auto">
            <chartooo:date-scale/>
            <chart:title svg:x="5.368cm" svg:y="8.019cm" chart:style-name="ch6">
              <text:p>x</text:p>
            </chart:title>
            <chart:categories table:cell-range-address="Sheet1.J2:Sheet1.J6"/>
          </chart:axis>
          <chart:axis chart:dimension="y" chart:name="primary-y" chart:style-name="ch5">
            <chart:title svg:x="0.451cm" svg:y="4.72cm" chart:style-name="ch7">
              <text:p>E</text:p>
            </chart:title>
            <chart:grid chart:style-name="ch8" chart:class="major"/>
          </chart:axis>
          <chart:series chart:style-name="ch9" chart:values-cell-range-address="Sheet1.K2:Sheet1.K6" chart:label-cell-address="Sheet1.K1:Sheet1.K1" chart:class="chart:line">
            <chart:data-point chart:repeated="5"/>
          </chart:series>
          <chart:series chart:style-name="ch10" chart:values-cell-range-address="Sheet1.L2:Sheet1.L6" chart:label-cell-address="Sheet1.L1:Sheet1.L1" chart:class="chart:line">
            <chart:data-point chart:repeated="5"/>
          </chart:series>
          <chart:series chart:style-name="ch11" chart:values-cell-range-address="Sheet1.M2:Sheet1.M6" chart:label-cell-address="Sheet1.M1:Sheet1.M1" chart:class="chart:line">
            <chart:data-point chart:repeated="5"/>
          </chart:series>
          <chart:series chart:style-name="ch12" chart:values-cell-range-address="Sheet1.N2:Sheet1.N6" chart:label-cell-address="Sheet1.N1:Sheet1.N1" chart:class="chart:line">
            <chart:data-point chart:repeated="5"/>
          </chart:series>
          <chart:series chart:style-name="ch13" chart:values-cell-range-address="Sheet1.O2:Sheet1.O6" chart:label-cell-address="Sheet1.O1:Sheet1.O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ампа №1, Люминесц., 9Вт</text:p>
                <draw:g>
                  <svg:desc>Sheet1.K1:Sheet1.K1</svg:desc>
                </draw:g>
              </table:table-cell>
              <table:table-cell office:value-type="string">
                <text:p>Лампа №4, Люминесц., 13Вт</text:p>
                <draw:g>
                  <svg:desc>Sheet1.L1:Sheet1.L1</svg:desc>
                </draw:g>
              </table:table-cell>
              <table:table-cell office:value-type="string">
                <text:p>Лампа №5, Светод., 12 Вт</text:p>
                <draw:g>
                  <svg:desc>Sheet1.M1:Sheet1.M1</svg:desc>
                </draw:g>
              </table:table-cell>
              <table:table-cell office:value-type="string">
                <text:p>Лампа №6, Накаливания, 60Вт</text:p>
                <draw:g>
                  <svg:desc>Sheet1.N1:Sheet1.N1</svg:desc>
                </draw:g>
              </table:table-cell>
              <table:table-cell office:value-type="string">
                <text:p>Лампа №7, Галог., 50 Вт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2:Sheet1.J6</svg:desc>
                </draw:g>
              </table:table-cell>
              <table:table-cell office:value-type="float" office:value="464">
                <text:p>464</text:p>
                <draw:g>
                  <svg:desc>Sheet1.K2:Sheet1.K6</svg:desc>
                </draw:g>
              </table:table-cell>
              <table:table-cell office:value-type="float" office:value="708.9">
                <text:p>708.9</text:p>
                <draw:g>
                  <svg:desc>Sheet1.L2:Sheet1.L6</svg:desc>
                </draw:g>
              </table:table-cell>
              <table:table-cell office:value-type="float" office:value="841.7">
                <text:p>841.7</text:p>
                <draw:g>
                  <svg:desc>Sheet1.M2:Sheet1.M6</svg:desc>
                </draw:g>
              </table:table-cell>
              <table:table-cell office:value-type="float" office:value="441.2">
                <text:p>441.2</text:p>
                <draw:g>
                  <svg:desc>Sheet1.N2:Sheet1.N6</svg:desc>
                </draw:g>
              </table:table-cell>
              <table:table-cell office:value-type="float" office:value="620.5">
                <text:p>620.5</text:p>
                <draw:g>
                  <svg:desc>Sheet1.O2:Sheet1.O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.5">
                <text:p>472.5</text:p>
              </table:table-cell>
              <table:table-cell office:value-type="float" office:value="876">
                <text:p>876</text:p>
              </table:table-cell>
              <table:table-cell office:value-type="float" office:value="1203.1">
                <text:p>1203.1</text:p>
              </table:table-cell>
              <table:table-cell office:value-type="float" office:value="582.5">
                <text:p>582.5</text:p>
              </table:table-cell>
              <table:table-cell office:value-type="float" office:value="2712.2">
                <text:p>2712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5.1">
                <text:p>455.1</text:p>
              </table:table-cell>
              <table:table-cell office:value-type="float" office:value="984.8">
                <text:p>984.8</text:p>
              </table:table-cell>
              <table:table-cell office:value-type="float" office:value="1403.9">
                <text:p>1403.9</text:p>
              </table:table-cell>
              <table:table-cell office:value-type="float" office:value="659">
                <text:p>659</text:p>
              </table:table-cell>
              <table:table-cell office:value-type="float" office:value="6031.3">
                <text:p>6031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4.1">
                <text:p>434.1</text:p>
              </table:table-cell>
              <table:table-cell office:value-type="float" office:value="1060.5">
                <text:p>1060.5</text:p>
              </table:table-cell>
              <table:table-cell office:value-type="float" office:value="1203.9">
                <text:p>1203.9</text:p>
              </table:table-cell>
              <table:table-cell office:value-type="float" office:value="610.5">
                <text:p>610.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8.9">
                <text:p>368.9</text:p>
              </table:table-cell>
              <table:table-cell office:value-type="float" office:value="998.6">
                <text:p>998.6</text:p>
              </table:table-cell>
              <table:table-cell office:value-type="float" office:value="825.3">
                <text:p>825.3</text:p>
              </table:table-cell>
              <table:table-cell office:value-type="float" office:value="501">
                <text:p>501</text:p>
              </table:table-cell>
              <table:table-cell office:value-type="float" office:value="598.2">
                <text:p>59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